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text-properties style:use-window-font-color="true"/>
    </style:style>
    <style:style style:name="P3" style:family="paragraph" style:parent-style-name="Frame_20_contents">
      <style:paragraph-properties fo:text-align="center" style:justify-single-word="false"/>
      <style:text-properties style:use-window-font-color="true" fo:font-style="italic" fo:font-weight="bold" style:font-style-asian="italic" style:font-weight-asian="bold"/>
    </style:style>
    <style:style style:name="P4" style:family="paragraph" style:parent-style-name="Frame_20_contents">
      <style:paragraph-properties fo:text-align="center" style:justify-single-word="false"/>
      <style:text-properties style:use-window-font-color="true"/>
    </style:style>
    <style:style style:name="P5" style:family="paragraph" style:parent-style-name="Frame_20_contents">
      <style:paragraph-properties fo:text-align="center" style:justify-single-word="false"/>
      <style:text-properties style:use-window-font-color="true" officeooo:paragraph-rsid="0018ceb8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style:use-window-font-color="true"/>
    </style:style>
    <style:style style:name="T5" style:family="text">
      <style:text-properties fo:color="#0563c1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3.958cm" fo:min-width="14.258cm" fo:padding-top="0.127cm" fo:padding-bottom="0.127cm" fo:padding-left="0.254cm" fo:padding-right="0.254cm" fo:wrap-option="wrap" fo:margin-left="0.318cm" fo:margin-right="0.37cm" fo:margin-top="0.127cm" fo:margin-bottom="0.203cm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3.399cm" fo:min-width="5.685cm" fo:padding-top="0.127cm" fo:padding-bottom="0.127cm" fo:padding-left="0.254cm" fo:padding-right="0.254cm" fo:wrap-option="wrap" fo:margin-left="0.318cm" fo:margin-right="0.37cm" fo:margin-top="0.127cm" fo:margin-bottom="0.18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3.425cm" fo:min-width="5.685cm" fo:padding-top="0.127cm" fo:padding-bottom="0.127cm" fo:padding-left="0.254cm" fo:padding-right="0.254cm" fo:wrap-option="wrap" fo:margin-left="0.318cm" fo:margin-right="0.37cm" fo:margin-top="0.127cm" fo:margin-bottom="0.206cm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  <style:style style:name="gr4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fo:margin-left="0.318cm" fo:margin-right="0.349cm" fo:margin-top="0.127cm" fo:margin-bottom="0.203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 loext:rel-width-rel="paragraph" loext:rel-height-rel="paragraph"/>
    </style:style>
    <style:style style:name="gr5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8.532cm" fo:min-width="5.463cm" fo:padding-top="0.127cm" fo:padding-bottom="0.127cm" fo:padding-left="0.254cm" fo:padding-right="0.254cm" fo:wrap-option="wrap" fo:margin-left="0.318cm" fo:margin-right="0.349cm" fo:margin-top="0.127cm" fo:margin-bottom="0.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/>
    </style:style>
    <style:style style:name="gr6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8.453cm" fo:min-width="5.463cm" fo:padding-top="0.127cm" fo:padding-bottom="0.127cm" fo:padding-left="0.254cm" fo:padding-right="0.254cm" fo:wrap-option="wrap" fo:margin-left="0.318cm" fo:margin-right="0.349cm" fo:margin-top="0.127cm" fo:margin-bottom="0.206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Caixa de Texto 2" draw:style-name="gr1" draw:text-style-name="P6" svg:width="14.765cm" svg:height="4.211cm" svg:x="-0.136cm" svg:y="0cm"><text:p text:style-name="P3"/><text:p text:style-name="P4"><text:span text:style-name="T1">Bem-vindos à formação online do Nutrir!</text:span></text:p><text:p text:style-name="P4"><text:span text:style-name="T2">Amplie seus conhecimentos sobre educação alimentar e nutricional e educação para prática de atividade física com o Nutrir nas Escolas. Educadores que assistirem aos dois módulos e realizarem desafios em suas escolas, ganham certificado de participação.</text:span></text:p><text:p text:style-name="P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paragraph" draw:z-index="1" draw:name="Caixa de Texto 2" draw:style-name="gr2" draw:text-style-name="P6" svg:width="6.192cm" svg:height="3.652cm" svg:x="0.318cm" svg:y="0.032cm"><text:p text:style-name="P2">FOTO LILIAN/CURS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Módulo Educação Alimentar e Nutricional</text:span></text:p>
      <text:p text:style-name="Standard">Explora os valores da educação alimentar e nutricional e explica como eles guiam as ações educativas. Discute questões como a relação entre as ideias de educação e valor e de alimentação e valor, quais são os valores ligados à nossa alimentação e ao Nutrir e porque a escola é um lugar para ensinar sobre alimentação.</text:p>
      <text:p text:style-name="Standard"><text:span text:style-name="T3">A FORMADORA:</text:span> Lilian Faversani é pedagoga formada pela Faculdade de Educação da Universidade de São Paulo, com especializações em Psicanálise e Infância pela USP e em Magistério do Ensino Superior pela Pontifícia Universidade Católica de São Paulo. </text:p>
      <text:p text:style-name="Standard"/>
      <text:p text:style-name="Standard"/>
      <text:p text:style-name="Standard"><draw:custom-shape text:anchor-type="paragraph" draw:z-index="2" draw:name="Caixa de Texto 2" draw:style-name="gr3" draw:text-style-name="P6" svg:width="6.192cm" svg:height="3.678cm" svg:x="0.318cm" svg:y="0.111cm"><text:p text:style-name="P2">FOTO ISABEL/CURSO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Módulo Educação para a Prática de Atividade Física</text:span></text:p>
      <text:p text:style-name="Standard">Oferece aos educadores informações e recursos para que possam contribuir com a quantidade e qualidade de atividade física de seus alunos. Discute questões como o sedentarismo, a relação entre atividade física e esporte e entre atividade física, inteligência e aprendizagem e por que a escola é um lugar para ensinar e praticar atividade física.</text:p>
      <text:p text:style-name="Standard"><text:span text:style-name="T3">A FORMADORA:</text:span> Isabel Filgueiras é licenciada em Educação Física, mestre e doutora em Educação pela Universidade de São Paulo e pesquisadora do grupo “Contextos Integrados na Educação Infantil” na Faculdade de Educação da USP.</text:p>
      <text:p text:style-name="Standard"/>
      <text:p text:style-name="Standard"/>
      <text:p text:style-name="Standard"><text:span text:style-name="T3">SOBRE O NUTRIR NAS ESCOLAS</text:span></text:p>
      <text:p text:style-name="Standard"><draw:custom-shape text:anchor-type="paragraph" style:rel-width="40%" draw:z-index="5" draw:name="Caixa de Texto 2" draw:style-name="gr6" draw:text-style-name="P6" svg:width="5.97cm" svg:height="8.706cm" svg:x="11.232cm" svg:y="2.395cm"><text:p text:style-name="P2"><text:span text:style-name="T3">PLATAFORMA</text:span></text:p><text:p text:style-name="P2">Os desafios realizados por cada educador são <text:bookmark text:name="_GoBack"/>relatados na plataforma do Nutrir. Somente após o registro na plataforma considera-se que o percurso do Programa terminou – e é só aí que o educador recebe o certificado de premiação.</text:p><text:p text:style-name="P2">Mas atenção! Cada município tem suas próprias regras. Consulte seu gestor ou a equipe do Nutrir para saber quantos desafios é necessário realizar para ganhar o certificado na sua cidade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A formação online do Nutrir faz parte do Programa Nutrir nas Escolas, uma iniciativa da Fundação Nestlé Brasil que convida educadores a explorarem, em suas escolas, conhecimentos ligados à educação alimentar e nutricional e à prática de atividade física para que as crianças possam fazer escolhas mais inteligentes e saudáveis. Em 2017, o Nutrir nas Escolas é realizado em parceria com as Secretarias Municipais de Educação de São Paulo e Guarulhos.</text:p>
      <text:p text:style-name="Standard"><draw:custom-shape text:anchor-type="paragraph" style:rel-width="40%" draw:z-index="4" draw:name="Caixa de Texto 2" draw:style-name="gr5" draw:text-style-name="P6" svg:width="5.97cm" svg:height="8.785cm" svg:x="5.015cm" svg:y="0.554cm"><text:p text:style-name="P2"><text:span text:style-name="T3">DESAFIOS</text:span></text:p><text:p text:style-name="Frame_20_contents"><text:span text:style-name="T4">Depois das formações (online ou presenciais), os educadores participantes do Nutrir são convidados a realizar, em suas escolas, ações de educação alimentar e nutricional ou de educação para a prática de atividade física. No Nutrir, essas ações são chamadas “desafios”. Cada educador possui sua própria trilha de desafios. Acesse a plataforma do Nutrir para consultar os desafios da sua trilha: </text:span><text:a xlink:type="simple" xlink:href="http://nutrirnasescolas.com.br/desafios" text:style-name="Internet_20_link" text:visited-style-name="Visited_20_Internet_20_Link"><text:span text:style-name="T5">http://nutrirnasescolas.com.br/desafios</text:span></text:a><text:span text:style-name="T4">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40%" style:rel-height="20%" draw:z-index="3" draw:name="Caixa de Texto 2" draw:style-name="gr4" draw:text-style-name="P6" svg:width="5.97cm" svg:height="7.429cm" svg:x="-1.298cm" svg:y="0.967cm"><text:p text:style-name="P2"><text:span text:style-name="T3">FORMAÇÕES</text:span></text:p><text:p text:style-name="P2">O percurso didático do Nutrir começa com as formações, encontros presenciais nos quais grupos de educadores (professores, gestores, nutricionistas, cozinheiras etc.) discutem questões relacionadas a educação alimentar e nutricional e atividades físicas nas escolas e aprendem como participar do Programa.</text:p><text:p text:style-name="P2">A formação online do Nutrir explora as mesmas questões da formação presencial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novo</meta:initial-creator>
    <meta:editing-cycles>5</meta:editing-cycles>
    <meta:creation-date>2017-07-14T19:57:00</meta:creation-date>
    <dc:date>2017-07-17T17:15:56.150526472</dc:date>
    <meta:editing-duration>PT1H24M1S</meta:editing-duration>
    <meta:generator>LibreOffice/5.2.7.2$Linux_X86_64 LibreOffice_project/20m0$Build-2</meta:generator>
    <meta:document-statistic meta:table-count="0" meta:image-count="0" meta:object-count="0" meta:page-count="2" meta:paragraph-count="20" meta:word-count="498" meta:character-count="3280" meta:non-whitespace-character-count="27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